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1.143cm"/>
    </style:style>
    <style:style style:name="gr7" style:family="graphic" style:parent-style-name="standard">
      <style:graphic-properties draw:stroke="none" svg:stroke-color="#000000" draw:fill="none" draw:fill-color="#ffffff" fo:min-height="2.73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mplementations-Präsentati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BUCHTAUSCH</text:p>
            <text:p/>
            <text:p>von</text:p>
            <text:p>Robert Schu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leinstellungsmerkma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Kostenlose Tauschplattform</text:p>
              </text:list-item>
              <text:list-item>
                <text:p>Keine versteckten Kosten, wie „Pro-Tausch-Gebühr“</text:p>
              </text:list-item>
              <text:list-item>
                <text:p>Direkter Tausch mit anderen Benutzern</text:p>
              </text:list-item>
              <text:list-item>
                <text:p>„Bibliothek und Wunschliste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stem-Architektu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2" draw:text-style-name="P2" draw:layer="layout" svg:width="7.41cm" svg:height="2.884cm" svg:x="7.875cm" svg:y="8.457cm">
          <text:p text:style-name="P1"><text:span text:style-name="T1">Node.js-Server</text:span></text:p>
          <text:p text:style-name="P1"><text:span text:style-name="T2">Using EXPRESS.J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92cm" svg:height="3.235cm" svg:x="7.8cm" svg:y="14.365cm">
          <text:p text:style-name="P1"><text:span text:style-name="T3">Client</text:span></text:p>
          <text:p text:style-name="P1"><text:span text:style-name="T2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8cm" svg:height="3.235cm" svg:x="12.59cm" svg:y="14.365cm">
          <text:p text:style-name="P1"><text:span text:style-name="T3">Client</text:span></text:p>
          <text:p text:style-name="P1"><text:span text:style-name="T2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1cm" svg:height="1.688cm" svg:x="7.95cm" svg:y="4.8cm">
          <text:p text:style-name="P1">MongoDB (Datenbank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95cm" svg:height="2.884cm" svg:x="17.605cm" svg:y="8.457cm">
          <text:p text:style-name="P3"><text:span text:style-name="T4">Externe </text:span></text:p>
          <text:p text:style-name="P3"><text:span text:style-name="T4">Buch</text:span></text:p>
          <text:p text:style-name="P3"><text:span text:style-name="T4">Datenban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671cm" svg:y1="6.558cm" svg:x2="9.671cm" svg:y2="8.387cm">
          <text:p/>
        </draw:line>
        <draw:frame draw:style-name="gr5" draw:layer="layout" svg:width="3.817cm" svg:height="1.673cm" svg:x="9.971cm" svg:y="6.91cm">
          <draw:text-box>
            <text:p>JSON</text:p>
            <text:p>Ajax</text:p>
          </draw:text-box>
        </draw:frame>
        <draw:line draw:style-name="gr4" draw:text-style-name="P1" draw:layer="layout" svg:x1="15.36cm" svg:y1="9.301cm" svg:x2="17.606cm" svg:y2="9.301cm">
          <text:p/>
        </draw:line>
        <draw:frame draw:style-name="gr6" draw:text-style-name="P4" draw:layer="layout" svg:width="1.827cm" svg:height="1.361cm" svg:x="15.659cm" svg:y="9.723cm">
          <draw:text-box>
            <text:p text:style-name="P4"><text:span text:style-name="T4">JSON</text:span></text:p>
            <text:p text:style-name="P4"><text:span text:style-name="T4">Ajax</text:span></text:p>
          </draw:text-box>
        </draw:frame>
        <draw:line draw:style-name="gr4" draw:text-style-name="P1" draw:layer="layout" svg:x1="8.848cm" svg:y1="11.481cm" svg:x2="8.773cm" svg:y2="14.154cm">
          <text:p/>
        </draw:line>
        <draw:line draw:style-name="gr4" draw:text-style-name="P1" draw:layer="layout" svg:x1="14.013cm" svg:y1="11.411cm" svg:x2="14.013cm" svg:y2="14.224cm">
          <text:p/>
        </draw:line>
        <draw:frame draw:style-name="gr7" draw:layer="layout" svg:width="2.47cm" svg:height="2.989cm" svg:x="9.147cm" svg:y="12.185cm">
          <draw:text-box>
            <text:p>HTML</text:p>
            <text:p>HTTP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00:33:30.616502255</meta:creation-date>
    <dc:date>2015-06-29T01:07:36.316737945</dc:date>
    <meta:editing-duration>P0D</meta:editing-duration>
    <meta:editing-cycles>1</meta:editing-cycles>
    <meta:document-statistic meta:object-count="45"/>
    <meta:generator>LibreOffice/4.2.8.2$Linux_x86 LibreOffice_project/420m0$Build-2</meta:generator>
  </office:meta>
</office:document-meta>
</file>